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587.54pt" svg:height="351.64pt" svg:x="184.99pt" svg:y="301.15pt">
            <draw:object draw:notify-on-update-of-ranges="Sheet1.B9:Sheet1.B9 Sheet1.C9:Sheet1.P9 Sheet1.B10:Sheet1.B10 Sheet1.C10:Sheet1.P10 Sheet1.B11:Sheet1.B11 Sheet1.C11:Sheet1.P11 Sheet1.B12:Sheet1.B12 Sheet1.C12:Sheet1.P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6" table:default-cell-style-name="Default"/>
        <table:table-row table:style-name="ro1">
          <table:table-cell table:number-columns-repeated="16"/>
        </table:table-row>
        <table:table-row table:style-name="ro1">
          <table:table-cell/>
          <table:table-cell table:style-name="ce3" office:value-type="string" calcext:value-type="string" table:number-columns-spanned="15" table:number-rows-spanned="1">
            <text:p>Mesures</text:p>
          </table:table-cell>
          <table:covered-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Process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string" calcext:value-type="string">
            <text:p>1K</text:p>
          </table:table-cell>
          <table:table-cell office:value-type="float" office:value="0.00881004" calcext:value-type="float">
            <text:p>0.00881004</text:p>
          </table:table-cell>
          <table:table-cell office:value-type="float" office:value="0.00434208" calcext:value-type="float">
            <text:p>0.00434208</text:p>
          </table:table-cell>
          <table:table-cell office:value-type="float" office:value="0.00304484" calcext:value-type="float">
            <text:p>0.00304484</text:p>
          </table:table-cell>
          <table:table-cell office:value-type="float" office:value="0.002913" calcext:value-type="float">
            <text:p>0.002913</text:p>
          </table:table-cell>
          <table:table-cell office:value-type="float" office:value="0.00257111" calcext:value-type="float">
            <text:p>0.00257111</text:p>
          </table:table-cell>
          <table:table-cell office:value-type="float" office:value="0.0023191" calcext:value-type="float">
            <text:p>0.0023191</text:p>
          </table:table-cell>
          <table:table-cell office:value-type="float" office:value="0.00191808" calcext:value-type="float">
            <text:p>0.00191808</text:p>
          </table:table-cell>
          <table:table-cell office:value-type="float" office:value="0.00219107" calcext:value-type="float">
            <text:p>0.00219107</text:p>
          </table:table-cell>
          <table:table-cell office:value-type="float" office:value="0.00221395" calcext:value-type="float">
            <text:p>0.00221395</text:p>
          </table:table-cell>
          <table:table-cell office:value-type="float" office:value="0.00221086" calcext:value-type="float">
            <text:p>0.00221086</text:p>
          </table:table-cell>
          <table:table-cell office:value-type="float" office:value="0.00271606" calcext:value-type="float">
            <text:p>0.00271606</text:p>
          </table:table-cell>
          <table:table-cell office:value-type="float" office:value="0.002141" calcext:value-type="float">
            <text:p>0.002141</text:p>
          </table:table-cell>
          <table:table-cell office:value-type="float" office:value="0.00210786" calcext:value-type="float">
            <text:p>0.00210786</text:p>
          </table:table-cell>
          <table:table-cell office:value-type="float" office:value="0.00187111" calcext:value-type="float">
            <text:p>0.00187111</text:p>
          </table:table-cell>
        </table:table-row>
        <table:table-row table:style-name="ro1">
          <table:table-cell/>
          <table:table-cell office:value-type="string" calcext:value-type="string">
            <text:p>10K</text:p>
          </table:table-cell>
          <table:table-cell office:value-type="float" office:value="0.0473871" calcext:value-type="float">
            <text:p>0.0473871</text:p>
          </table:table-cell>
          <table:table-cell office:value-type="float" office:value="0.024688" calcext:value-type="float">
            <text:p>0.024688</text:p>
          </table:table-cell>
          <table:table-cell office:value-type="float" office:value="0.0177748" calcext:value-type="float">
            <text:p>0.0177748</text:p>
          </table:table-cell>
          <table:table-cell office:value-type="float" office:value="0.0137701" calcext:value-type="float">
            <text:p>0.0137701</text:p>
          </table:table-cell>
          <table:table-cell office:value-type="float" office:value="0.0106399" calcext:value-type="float">
            <text:p>0.0106399</text:p>
          </table:table-cell>
          <table:table-cell office:value-type="float" office:value="0.0101581" calcext:value-type="float">
            <text:p>0.0101581</text:p>
          </table:table-cell>
          <table:table-cell office:value-type="float" office:value="0.00862813" calcext:value-type="float">
            <text:p>0.00862813</text:p>
          </table:table-cell>
          <table:table-cell office:value-type="float" office:value="0.00790882" calcext:value-type="float">
            <text:p>0.00790882</text:p>
          </table:table-cell>
          <table:table-cell office:value-type="float" office:value="0.00665808" calcext:value-type="float">
            <text:p>0.00665808</text:p>
          </table:table-cell>
          <table:table-cell office:value-type="float" office:value="0.00579596" calcext:value-type="float">
            <text:p>0.00579596</text:p>
          </table:table-cell>
          <table:table-cell office:value-type="float" office:value="0.00550985" calcext:value-type="float">
            <text:p>0.00550985</text:p>
          </table:table-cell>
          <table:table-cell office:value-type="float" office:value="0.00504994" calcext:value-type="float">
            <text:p>0.00504994</text:p>
          </table:table-cell>
          <table:table-cell office:value-type="float" office:value="0.00481892" calcext:value-type="float">
            <text:p>0.00481892</text:p>
          </table:table-cell>
          <table:table-cell office:value-type="float" office:value="0.00475597" calcext:value-type="float">
            <text:p>0.00475597</text:p>
          </table:table-cell>
        </table:table-row>
        <table:table-row table:style-name="ro1">
          <table:table-cell/>
          <table:table-cell office:value-type="string" calcext:value-type="string">
            <text:p>100K</text:p>
          </table:table-cell>
          <table:table-cell office:value-type="float" office:value="0.330683" calcext:value-type="float">
            <text:p>0.330683</text:p>
          </table:table-cell>
          <table:table-cell office:value-type="float" office:value="0.176707" calcext:value-type="float">
            <text:p>0.176707</text:p>
          </table:table-cell>
          <table:table-cell office:value-type="float" office:value="0.142206" calcext:value-type="float">
            <text:p>0.142206</text:p>
          </table:table-cell>
          <table:table-cell office:value-type="float" office:value="0.0984831" calcext:value-type="float">
            <text:p>0.0984831</text:p>
          </table:table-cell>
          <table:table-cell office:value-type="float" office:value="0.0827119" calcext:value-type="float">
            <text:p>0.0827119</text:p>
          </table:table-cell>
          <table:table-cell office:value-type="float" office:value="0.076005" calcext:value-type="float">
            <text:p>0.076005</text:p>
          </table:table-cell>
          <table:table-cell office:value-type="float" office:value="0.062423" calcext:value-type="float">
            <text:p>0.062423</text:p>
          </table:table-cell>
          <table:table-cell office:value-type="float" office:value="0.057879" calcext:value-type="float">
            <text:p>0.057879</text:p>
          </table:table-cell>
          <table:table-cell office:value-type="float" office:value="0.0534761" calcext:value-type="float">
            <text:p>0.0534761</text:p>
          </table:table-cell>
          <table:table-cell office:value-type="float" office:value="0.046629" calcext:value-type="float">
            <text:p>0.046629</text:p>
          </table:table-cell>
          <table:table-cell office:value-type="float" office:value="0.0433061" calcext:value-type="float">
            <text:p>0.0433061</text:p>
          </table:table-cell>
          <table:table-cell office:value-type="float" office:value="0.0399261" calcext:value-type="float">
            <text:p>0.0399261</text:p>
          </table:table-cell>
          <table:table-cell office:value-type="float" office:value="0.0361609" calcext:value-type="float">
            <text:p>0.0361609</text:p>
          </table:table-cell>
          <table:table-cell office:value-type="float" office:value="0.0348368" calcext:value-type="float">
            <text:p>0.0348368</text:p>
          </table:table-cell>
        </table:table-row>
        <table:table-row table:style-name="ro1">
          <table:table-cell/>
          <table:table-cell office:value-type="string" calcext:value-type="string">
            <text:p>1M</text:p>
          </table:table-cell>
          <table:table-cell office:value-type="float" office:value="2.47915" calcext:value-type="float">
            <text:p>2.47915</text:p>
          </table:table-cell>
          <table:table-cell office:value-type="float" office:value="1.47453" calcext:value-type="float">
            <text:p>1.47453</text:p>
          </table:table-cell>
          <table:table-cell office:value-type="float" office:value="1.19936" calcext:value-type="float">
            <text:p>1.19936</text:p>
          </table:table-cell>
          <table:table-cell office:value-type="float" office:value="0.974101" calcext:value-type="float">
            <text:p>0.974101</text:p>
          </table:table-cell>
          <table:table-cell office:value-type="float" office:value="0.833799" calcext:value-type="float">
            <text:p>0.833799</text:p>
          </table:table-cell>
          <table:table-cell office:value-type="float" office:value="0.786754" calcext:value-type="float">
            <text:p>0.786754</text:p>
          </table:table-cell>
          <table:table-cell office:value-type="float" office:value="0.625232" calcext:value-type="float">
            <text:p>0.625232</text:p>
          </table:table-cell>
          <table:table-cell office:value-type="float" office:value="0.538701" calcext:value-type="float">
            <text:p>0.538701</text:p>
          </table:table-cell>
          <table:table-cell office:value-type="float" office:value="0.478005" calcext:value-type="float">
            <text:p>0.478005</text:p>
          </table:table-cell>
          <table:table-cell office:value-type="float" office:value="0.393089" calcext:value-type="float">
            <text:p>0.393089</text:p>
          </table:table-cell>
          <table:table-cell office:value-type="float" office:value="0.396624" calcext:value-type="float">
            <text:p>0.396624</text:p>
          </table:table-cell>
          <table:table-cell office:value-type="float" office:value="0.344206" calcext:value-type="float">
            <text:p>0.344206</text:p>
          </table:table-cell>
          <table:table-cell office:value-type="float" office:value="0.359706" calcext:value-type="float">
            <text:p>0.359706</text:p>
          </table:table-cell>
          <table:table-cell office:value-type="float" office:value="0.296894" calcext:value-type="float">
            <text:p>0.296894</text:p>
          </table:table-cell>
        </table:table-row>
        <table:table-row table:style-name="ro1">
          <table:table-cell/>
          <table:table-cell table:style-name="ce3" office:value-type="string" calcext:value-type="string" table:number-columns-spanned="15" table:number-rows-spanned="1">
            <text:p>Speedups</text:p>
          </table:table-cell>
          <table:covered-table-cell table:number-columns-repeated="14"/>
        </table:table-row>
        <table:table-row table:style-name="ro1">
          <table:table-cell/>
          <table:table-cell office:value-type="string" calcext:value-type="string">
            <text:p>1K</text:p>
          </table:table-cell>
          <table:table-cell office:value-type="float" office:value="1" calcext:value-type="float">
            <text:p>1</text:p>
          </table:table-cell>
          <table:table-cell table:formula="of:=[.$C4]/[.D4]" office:value-type="float" office:value="2.02899071412779" calcext:value-type="float">
            <text:p>2.02899071412779</text:p>
          </table:table-cell>
          <table:table-cell table:formula="of:=[.$C4]/[.E4]" office:value-type="float" office:value="2.89343282405644" calcext:value-type="float">
            <text:p>2.89343282405644</text:p>
          </table:table-cell>
          <table:table-cell table:formula="of:=[.$C4]/[.F4]" office:value-type="float" office:value="3.02438722966014" calcext:value-type="float">
            <text:p>3.02438722966014</text:p>
          </table:table-cell>
          <table:table-cell table:formula="of:=[.$C4]/[.G4]" office:value-type="float" office:value="3.42655117828486" calcext:value-type="float">
            <text:p>3.42655117828486</text:p>
          </table:table-cell>
          <table:table-cell table:formula="of:=[.$C4]/[.H4]" office:value-type="float" office:value="3.79890474753137" calcext:value-type="float">
            <text:p>3.79890474753137</text:p>
          </table:table-cell>
          <table:table-cell table:formula="of:=[.$C4]/[.I4]" office:value-type="float" office:value="4.59315565565566" calcext:value-type="float">
            <text:p>4.59315565565566</text:p>
          </table:table-cell>
          <table:table-cell table:formula="of:=[.$C4]/[.J4]" office:value-type="float" office:value="4.02088477319301" calcext:value-type="float">
            <text:p>4.02088477319301</text:p>
          </table:table-cell>
          <table:table-cell table:formula="of:=[.$C4]/[.K4]" office:value-type="float" office:value="3.97933105987037" calcext:value-type="float">
            <text:p>3.97933105987037</text:p>
          </table:table-cell>
          <table:table-cell table:formula="of:=[.$C4]/[.L4]" office:value-type="float" office:value="3.98489275666483" calcext:value-type="float">
            <text:p>3.98489275666483</text:p>
          </table:table-cell>
          <table:table-cell table:formula="of:=[.$C4]/[.M4]" office:value-type="float" office:value="3.24368386559943" calcext:value-type="float">
            <text:p>3.24368386559943</text:p>
          </table:table-cell>
          <table:table-cell table:formula="of:=[.$C4]/[.N4]" office:value-type="float" office:value="4.11491826249416" calcext:value-type="float">
            <text:p>4.11491826249416</text:p>
          </table:table-cell>
          <table:table-cell table:formula="of:=[.$C4]/[.O4]" office:value-type="float" office:value="4.17961344681336" calcext:value-type="float">
            <text:p>4.17961344681336</text:p>
          </table:table-cell>
          <table:table-cell table:formula="of:=[.$C4]/[.P4]" office:value-type="float" office:value="4.70845647770575" calcext:value-type="float">
            <text:p>4.70845647770575</text:p>
          </table:table-cell>
        </table:table-row>
        <table:table-row table:style-name="ro1">
          <table:table-cell/>
          <table:table-cell office:value-type="string" calcext:value-type="string">
            <text:p>10K</text:p>
          </table:table-cell>
          <table:table-cell office:value-type="float" office:value="1" calcext:value-type="float">
            <text:p>1</text:p>
          </table:table-cell>
          <table:table-cell table:formula="of:=[.$C5]/[.D5]" office:value-type="float" office:value="1.91943859364874" calcext:value-type="float">
            <text:p>1.91943859364874</text:p>
          </table:table-cell>
          <table:table-cell table:formula="of:=[.$C5]/[.E5]" office:value-type="float" office:value="2.66597092512996" calcext:value-type="float">
            <text:p>2.66597092512996</text:p>
          </table:table-cell>
          <table:table-cell table:formula="of:=[.$C5]/[.F5]" office:value-type="float" office:value="3.44130398472052" calcext:value-type="float">
            <text:p>3.44130398472052</text:p>
          </table:table-cell>
          <table:table-cell table:formula="of:=[.$C5]/[.G5]" office:value-type="float" office:value="4.45371667026946" calcext:value-type="float">
            <text:p>4.45371667026946</text:p>
          </table:table-cell>
          <table:table-cell table:formula="of:=[.$C5]/[.H5]" office:value-type="float" office:value="4.66495702936573" calcext:value-type="float">
            <text:p>4.66495702936573</text:p>
          </table:table-cell>
          <table:table-cell table:formula="of:=[.$C5]/[.I5]" office:value-type="float" office:value="5.49216342359237" calcext:value-type="float">
            <text:p>5.49216342359237</text:p>
          </table:table-cell>
          <table:table-cell table:formula="of:=[.$C5]/[.J5]" office:value-type="float" office:value="5.99167764596994" calcext:value-type="float">
            <text:p>5.99167764596994</text:p>
          </table:table-cell>
          <table:table-cell table:formula="of:=[.$C5]/[.K5]" office:value-type="float" office:value="7.11723199480931" calcext:value-type="float">
            <text:p>7.11723199480931</text:p>
          </table:table-cell>
          <table:table-cell table:formula="of:=[.$C5]/[.L5]" office:value-type="float" office:value="8.17588458167413" calcext:value-type="float">
            <text:p>8.17588458167413</text:p>
          </table:table-cell>
          <table:table-cell table:formula="of:=[.$C5]/[.M5]" office:value-type="float" office:value="8.60043376861439" calcext:value-type="float">
            <text:p>8.60043376861439</text:p>
          </table:table-cell>
          <table:table-cell table:formula="of:=[.$C5]/[.N5]" office:value-type="float" office:value="9.38369564786908" calcext:value-type="float">
            <text:p>9.38369564786908</text:p>
          </table:table-cell>
          <table:table-cell table:formula="of:=[.$C5]/[.O5]" office:value-type="float" office:value="9.83355191619699" calcext:value-type="float">
            <text:p>9.83355191619699</text:p>
          </table:table-cell>
          <table:table-cell table:formula="of:=[.$C5]/[.P5]" office:value-type="float" office:value="9.96370877024035" calcext:value-type="float">
            <text:p>9.96370877024035</text:p>
          </table:table-cell>
        </table:table-row>
        <table:table-row table:style-name="ro1">
          <table:table-cell/>
          <table:table-cell office:value-type="string" calcext:value-type="string">
            <text:p>100K</text:p>
          </table:table-cell>
          <table:table-cell office:value-type="float" office:value="1" calcext:value-type="float">
            <text:p>1</text:p>
          </table:table-cell>
          <table:table-cell table:formula="of:=[.$C6]/[.D6]" office:value-type="float" office:value="1.87136333025856" calcext:value-type="float">
            <text:p>1.87136333025856</text:p>
          </table:table-cell>
          <table:table-cell table:formula="of:=[.$C6]/[.E6]" office:value-type="float" office:value="2.32538008241565" calcext:value-type="float">
            <text:p>2.32538008241565</text:p>
          </table:table-cell>
          <table:table-cell table:formula="of:=[.$C6]/[.F6]" office:value-type="float" office:value="3.35776392091638" calcext:value-type="float">
            <text:p>3.35776392091638</text:p>
          </table:table-cell>
          <table:table-cell table:formula="of:=[.$C6]/[.G6]" office:value-type="float" office:value="3.99800995987276" calcext:value-type="float">
            <text:p>3.99800995987276</text:p>
          </table:table-cell>
          <table:table-cell table:formula="of:=[.$C6]/[.H6]" office:value-type="float" office:value="4.350805868035" calcext:value-type="float">
            <text:p>4.350805868035</text:p>
          </table:table-cell>
          <table:table-cell table:formula="of:=[.$C6]/[.I6]" office:value-type="float" office:value="5.29745446389952" calcext:value-type="float">
            <text:p>5.29745446389952</text:p>
          </table:table-cell>
          <table:table-cell table:formula="of:=[.$C6]/[.J6]" office:value-type="float" office:value="5.71335026520845" calcext:value-type="float">
            <text:p>5.71335026520845</text:p>
          </table:table-cell>
          <table:table-cell table:formula="of:=[.$C6]/[.K6]" office:value-type="float" office:value="6.18375311587793" calcext:value-type="float">
            <text:p>6.18375311587793</text:p>
          </table:table-cell>
          <table:table-cell table:formula="of:=[.$C6]/[.L6]" office:value-type="float" office:value="7.09178837204315" calcext:value-type="float">
            <text:p>7.09178837204315</text:p>
          </table:table-cell>
          <table:table-cell table:formula="of:=[.$C6]/[.M6]" office:value-type="float" office:value="7.6359450516209" calcext:value-type="float">
            <text:p>7.6359450516209</text:p>
          </table:table-cell>
          <table:table-cell table:formula="of:=[.$C6]/[.N6]" office:value-type="float" office:value="8.28237669093651" calcext:value-type="float">
            <text:p>8.28237669093651</text:p>
          </table:table-cell>
          <table:table-cell table:formula="of:=[.$C6]/[.O6]" office:value-type="float" office:value="9.14476686144427" calcext:value-type="float">
            <text:p>9.14476686144427</text:p>
          </table:table-cell>
          <table:table-cell table:formula="of:=[.$C6]/[.P6]" office:value-type="float" office:value="9.4923471731043" calcext:value-type="float">
            <text:p>9.4923471731043</text:p>
          </table:table-cell>
        </table:table-row>
        <table:table-row table:style-name="ro1">
          <table:table-cell/>
          <table:table-cell office:value-type="string" calcext:value-type="string">
            <text:p>1M</text:p>
          </table:table-cell>
          <table:table-cell office:value-type="float" office:value="1" calcext:value-type="float">
            <text:p>1</text:p>
          </table:table-cell>
          <table:table-cell table:formula="of:=[.$C7]/[.D7]" office:value-type="float" office:value="1.68131540219595" calcext:value-type="float">
            <text:p>1.68131540219595</text:p>
          </table:table-cell>
          <table:table-cell table:formula="of:=[.$C7]/[.E7]" office:value-type="float" office:value="2.06706076574173" calcext:value-type="float">
            <text:p>2.06706076574173</text:p>
          </table:table-cell>
          <table:table-cell table:formula="of:=[.$C7]/[.F7]" office:value-type="float" office:value="2.54506462882186" calcext:value-type="float">
            <text:p>2.54506462882186</text:p>
          </table:table-cell>
          <table:table-cell table:formula="of:=[.$C7]/[.G7]" office:value-type="float" office:value="2.97331850961683" calcext:value-type="float">
            <text:p>2.97331850961683</text:p>
          </table:table-cell>
          <table:table-cell table:formula="of:=[.$C7]/[.H7]" office:value-type="float" office:value="3.15111203756193" calcext:value-type="float">
            <text:p>3.15111203756193</text:p>
          </table:table-cell>
          <table:table-cell table:formula="of:=[.$C7]/[.I7]" office:value-type="float" office:value="3.9651681295903" calcext:value-type="float">
            <text:p>3.9651681295903</text:p>
          </table:table-cell>
          <table:table-cell table:formula="of:=[.$C7]/[.J7]" office:value-type="float" office:value="4.60208909951903" calcext:value-type="float">
            <text:p>4.60208909951903</text:p>
          </table:table-cell>
          <table:table-cell table:formula="of:=[.$C7]/[.K7]" office:value-type="float" office:value="5.18645202456041" calcext:value-type="float">
            <text:p>5.18645202456041</text:p>
          </table:table-cell>
          <table:table-cell table:formula="of:=[.$C7]/[.L7]" office:value-type="float" office:value="6.3068414532078" calcext:value-type="float">
            <text:p>6.3068414532078</text:p>
          </table:table-cell>
          <table:table-cell table:formula="of:=[.$C7]/[.M7]" office:value-type="float" office:value="6.25063031989996" calcext:value-type="float">
            <text:p>6.25063031989996</text:p>
          </table:table-cell>
          <table:table-cell table:formula="of:=[.$C7]/[.N7]" office:value-type="float" office:value="7.20251825941442" calcext:value-type="float">
            <text:p>7.20251825941442</text:p>
          </table:table-cell>
          <table:table-cell table:formula="of:=[.$C7]/[.O7]" office:value-type="float" office:value="6.89215637214837" calcext:value-type="float">
            <text:p>6.89215637214837</text:p>
          </table:table-cell>
          <table:table-cell table:formula="of:=[.$C7]/[.P7]" office:value-type="float" office:value="8.35028663428699" calcext:value-type="float">
            <text:p>8.350286634286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2">00/00/0000</text:date>, <text:time style:data-style-name="N2" text:time-value="15:40:05.7554716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2T15:04:12.252296104</meta:creation-date>
    <dc:date>2019-05-12T16:18:07.338922707</dc:date>
    <meta:editing-duration>PT16M39S</meta:editing-duration>
    <meta:editing-cycles>4</meta:editing-cycles>
    <meta:generator>LibreOffice/6.1.5.2$Linux_X86_64 LibreOffice_project/10$Build-2</meta:generator>
    <meta:document-statistic meta:table-count="1" meta:cell-count="13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times" style:font-style-name="Regular" style:font-family-generic="roman" fo:font-size="13pt" style:font-size-asian="13pt" style:font-size-complex="13pt"/>
    </style:style>
    <style:style style:name="ch3" style:family="chart">
      <style:chart-properties chart:auto-position="true" style:rotation-angle="0"/>
      <style:text-properties fo:font-family="times" style:font-style-name="Regular" style:font-family-generic="roman"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family="times" style:font-style-name="Regular" style:font-family-generic="roman"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family="times" style:font-style-name="Regular" style:font-family-generic="roman"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90"/>
      <style:text-properties fo:font-family="times" style:font-style-name="Regular" style:font-family-generic="roman"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25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25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25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0.728cm" svg:height="12.406cm" xlink:href=".." xlink:type="simple" chart:class="chart:line" chart:style-name="ch1">
        <chart:title svg:x="8.759cm" svg:y="0.384cm" chart:style-name="ch2">
          <text:p>PS4 - Exercise 6</text:p>
        </chart:title>
        <chart:subtitle svg:x="9.474cm" svg:y="1.412cm" chart:style-name="ch3">
          <text:p>Speed-Up</text:p>
        </chart:subtitle>
        <chart:legend chart:legend-position="end" svg:x="18.59cm" svg:y="5.157cm" style:legend-expansion="high" chart:style-name="ch4"/>
        <chart:plot-area chart:style-name="ch5" table:cell-range-address="Sheet1.B9:Sheet1.P12" chart:data-source-has-labels="column" svg:x="1.425cm" svg:y="2.315cm" svg:width="16.751cm" svg:height="8.862cm">
          <chartooo:coordinate-region svg:x="1.861cm" svg:y="2.514cm" svg:width="15.943cm" svg:height="8.016cm"/>
          <chart:axis chart:dimension="x" chart:name="primary-x" chart:style-name="ch6">
            <chart:title svg:x="9.121cm" svg:y="11.425cm" chart:style-name="ch7">
              <text:p>Processes</text:p>
            </chart:title>
          </chart:axis>
          <chart:axis chart:dimension="y" chart:name="primary-y" chart:style-name="ch8">
            <chart:title svg:x="0.783cm" svg:y="7.187cm" chart:style-name="ch9">
              <text:p>Speedup</text:p>
            </chart:title>
            <chart:grid chart:style-name="ch10" chart:class="major"/>
          </chart:axis>
          <chart:series chart:style-name="ch11" chart:values-cell-range-address="Sheet1.C9:Sheet1.P9" chart:label-cell-address="Sheet1.B9:Sheet1.B9" chart:class="chart:line">
            <chart:data-point chart:repeated="14"/>
          </chart:series>
          <chart:series chart:style-name="ch12" chart:values-cell-range-address="Sheet1.C10:Sheet1.P10" chart:label-cell-address="Sheet1.B10:Sheet1.B10" chart:class="chart:line">
            <chart:data-point chart:repeated="14"/>
          </chart:series>
          <chart:series chart:style-name="ch13" chart:values-cell-range-address="Sheet1.C11:Sheet1.P11" chart:label-cell-address="Sheet1.B11:Sheet1.B11" chart:class="chart:line">
            <chart:data-point chart:repeated="14"/>
          </chart:series>
          <chart:series chart:style-name="ch14" chart:values-cell-range-address="Sheet1.C12:Sheet1.P12" chart:label-cell-address="Sheet1.B12:Sheet1.B12" chart:class="chart:line">
            <chart:data-point chart:repeated="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</table:table-row>
          </table:table-header-rows>
          <table:table-rows>
            <table:table-row>
              <table:table-cell office:value-type="string">
                <text:p>1K</text:p>
                <draw:g>
                  <svg:desc>Sheet1.B9:Sheet1.B9</svg:desc>
                </draw:g>
              </table:table-cell>
              <table:table-cell office:value-type="float" office:value="1">
                <text:p>1</text:p>
                <draw:g>
                  <svg:desc>Sheet1.C9:Sheet1.P9</svg:desc>
                </draw:g>
              </table:table-cell>
              <table:table-cell office:value-type="float" office:value="2.02899071412779">
                <text:p>2.02899071412779</text:p>
              </table:table-cell>
              <table:table-cell office:value-type="float" office:value="2.89343282405644">
                <text:p>2.89343282405644</text:p>
              </table:table-cell>
              <table:table-cell office:value-type="float" office:value="3.02438722966014">
                <text:p>3.02438722966014</text:p>
              </table:table-cell>
              <table:table-cell office:value-type="float" office:value="3.42655117828486">
                <text:p>3.42655117828486</text:p>
              </table:table-cell>
              <table:table-cell office:value-type="float" office:value="3.79890474753137">
                <text:p>3.79890474753137</text:p>
              </table:table-cell>
              <table:table-cell office:value-type="float" office:value="4.59315565565566">
                <text:p>4.59315565565566</text:p>
              </table:table-cell>
              <table:table-cell office:value-type="float" office:value="4.02088477319301">
                <text:p>4.02088477319301</text:p>
              </table:table-cell>
              <table:table-cell office:value-type="float" office:value="3.97933105987037">
                <text:p>3.97933105987037</text:p>
              </table:table-cell>
              <table:table-cell office:value-type="float" office:value="3.98489275666483">
                <text:p>3.98489275666483</text:p>
              </table:table-cell>
              <table:table-cell office:value-type="float" office:value="3.24368386559943">
                <text:p>3.24368386559943</text:p>
              </table:table-cell>
              <table:table-cell office:value-type="float" office:value="4.11491826249416">
                <text:p>4.11491826249416</text:p>
              </table:table-cell>
              <table:table-cell office:value-type="float" office:value="4.17961344681336">
                <text:p>4.17961344681336</text:p>
              </table:table-cell>
              <table:table-cell office:value-type="float" office:value="4.70845647770575">
                <text:p>4.70845647770575</text:p>
              </table:table-cell>
            </table:table-row>
            <table:table-row>
              <table:table-cell office:value-type="string">
                <text:p>10K</text:p>
                <draw:g>
                  <svg:desc>Sheet1.B10:Sheet1.B10</svg:desc>
                </draw:g>
              </table:table-cell>
              <table:table-cell office:value-type="float" office:value="1">
                <text:p>1</text:p>
                <draw:g>
                  <svg:desc>Sheet1.C10:Sheet1.P10</svg:desc>
                </draw:g>
              </table:table-cell>
              <table:table-cell office:value-type="float" office:value="1.91943859364874">
                <text:p>1.91943859364874</text:p>
              </table:table-cell>
              <table:table-cell office:value-type="float" office:value="2.66597092512996">
                <text:p>2.66597092512996</text:p>
              </table:table-cell>
              <table:table-cell office:value-type="float" office:value="3.44130398472052">
                <text:p>3.44130398472052</text:p>
              </table:table-cell>
              <table:table-cell office:value-type="float" office:value="4.45371667026946">
                <text:p>4.45371667026946</text:p>
              </table:table-cell>
              <table:table-cell office:value-type="float" office:value="4.66495702936573">
                <text:p>4.66495702936573</text:p>
              </table:table-cell>
              <table:table-cell office:value-type="float" office:value="5.49216342359237">
                <text:p>5.49216342359237</text:p>
              </table:table-cell>
              <table:table-cell office:value-type="float" office:value="5.99167764596994">
                <text:p>5.99167764596994</text:p>
              </table:table-cell>
              <table:table-cell office:value-type="float" office:value="7.11723199480931">
                <text:p>7.11723199480931</text:p>
              </table:table-cell>
              <table:table-cell office:value-type="float" office:value="8.17588458167413">
                <text:p>8.17588458167413</text:p>
              </table:table-cell>
              <table:table-cell office:value-type="float" office:value="8.60043376861439">
                <text:p>8.60043376861439</text:p>
              </table:table-cell>
              <table:table-cell office:value-type="float" office:value="9.38369564786908">
                <text:p>9.38369564786908</text:p>
              </table:table-cell>
              <table:table-cell office:value-type="float" office:value="9.83355191619699">
                <text:p>9.83355191619699</text:p>
              </table:table-cell>
              <table:table-cell office:value-type="float" office:value="9.96370877024035">
                <text:p>9.96370877024035</text:p>
              </table:table-cell>
            </table:table-row>
            <table:table-row>
              <table:table-cell office:value-type="string">
                <text:p>100K</text:p>
                <draw:g>
                  <svg:desc>Sheet1.B11:Sheet1.B11</svg:desc>
                </draw:g>
              </table:table-cell>
              <table:table-cell office:value-type="float" office:value="1">
                <text:p>1</text:p>
                <draw:g>
                  <svg:desc>Sheet1.C11:Sheet1.P11</svg:desc>
                </draw:g>
              </table:table-cell>
              <table:table-cell office:value-type="float" office:value="1.87136333025856">
                <text:p>1.87136333025856</text:p>
              </table:table-cell>
              <table:table-cell office:value-type="float" office:value="2.32538008241565">
                <text:p>2.32538008241565</text:p>
              </table:table-cell>
              <table:table-cell office:value-type="float" office:value="3.35776392091638">
                <text:p>3.35776392091638</text:p>
              </table:table-cell>
              <table:table-cell office:value-type="float" office:value="3.99800995987276">
                <text:p>3.99800995987276</text:p>
              </table:table-cell>
              <table:table-cell office:value-type="float" office:value="4.350805868035">
                <text:p>4.350805868035</text:p>
              </table:table-cell>
              <table:table-cell office:value-type="float" office:value="5.29745446389952">
                <text:p>5.29745446389952</text:p>
              </table:table-cell>
              <table:table-cell office:value-type="float" office:value="5.71335026520845">
                <text:p>5.71335026520845</text:p>
              </table:table-cell>
              <table:table-cell office:value-type="float" office:value="6.18375311587793">
                <text:p>6.18375311587793</text:p>
              </table:table-cell>
              <table:table-cell office:value-type="float" office:value="7.09178837204315">
                <text:p>7.09178837204315</text:p>
              </table:table-cell>
              <table:table-cell office:value-type="float" office:value="7.6359450516209">
                <text:p>7.6359450516209</text:p>
              </table:table-cell>
              <table:table-cell office:value-type="float" office:value="8.28237669093651">
                <text:p>8.28237669093651</text:p>
              </table:table-cell>
              <table:table-cell office:value-type="float" office:value="9.14476686144427">
                <text:p>9.14476686144427</text:p>
              </table:table-cell>
              <table:table-cell office:value-type="float" office:value="9.4923471731043">
                <text:p>9.4923471731043</text:p>
              </table:table-cell>
            </table:table-row>
            <table:table-row>
              <table:table-cell office:value-type="string">
                <text:p>1M</text:p>
                <draw:g>
                  <svg:desc>Sheet1.B12:Sheet1.B12</svg:desc>
                </draw:g>
              </table:table-cell>
              <table:table-cell office:value-type="float" office:value="1">
                <text:p>1</text:p>
                <draw:g>
                  <svg:desc>Sheet1.C12:Sheet1.P12</svg:desc>
                </draw:g>
              </table:table-cell>
              <table:table-cell office:value-type="float" office:value="1.68131540219595">
                <text:p>1.68131540219595</text:p>
              </table:table-cell>
              <table:table-cell office:value-type="float" office:value="2.06706076574173">
                <text:p>2.06706076574173</text:p>
              </table:table-cell>
              <table:table-cell office:value-type="float" office:value="2.54506462882186">
                <text:p>2.54506462882186</text:p>
              </table:table-cell>
              <table:table-cell office:value-type="float" office:value="2.97331850961683">
                <text:p>2.97331850961683</text:p>
              </table:table-cell>
              <table:table-cell office:value-type="float" office:value="3.15111203756193">
                <text:p>3.15111203756193</text:p>
              </table:table-cell>
              <table:table-cell office:value-type="float" office:value="3.9651681295903">
                <text:p>3.9651681295903</text:p>
              </table:table-cell>
              <table:table-cell office:value-type="float" office:value="4.60208909951903">
                <text:p>4.60208909951903</text:p>
              </table:table-cell>
              <table:table-cell office:value-type="float" office:value="5.18645202456041">
                <text:p>5.18645202456041</text:p>
              </table:table-cell>
              <table:table-cell office:value-type="float" office:value="6.3068414532078">
                <text:p>6.3068414532078</text:p>
              </table:table-cell>
              <table:table-cell office:value-type="float" office:value="6.25063031989996">
                <text:p>6.25063031989996</text:p>
              </table:table-cell>
              <table:table-cell office:value-type="float" office:value="7.20251825941442">
                <text:p>7.20251825941442</text:p>
              </table:table-cell>
              <table:table-cell office:value-type="float" office:value="6.89215637214837">
                <text:p>6.89215637214837</text:p>
              </table:table-cell>
              <table:table-cell office:value-type="float" office:value="8.35028663428699">
                <text:p>8.350286634286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